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graphics" manifest:full-path="/"/>
  <manifest:file-entry manifest:media-type="application/vnd.sun.xml.ui.configuration" manifest:full-path="Configurations2/"/>
  <manifest:file-entry manifest:media-type="image/png" manifest:full-path="Pictures/1000000000000374000000EFFFB3F3C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standard">
      <style:graphic-properties draw:fill="none" draw:fill-color="#ffffff" fo:min-height="1.331cm"/>
    </style:style>
    <style:style style:name="gr3" style:family="graphic" style:parent-style-name="standard">
      <style:graphic-properties draw:fill="none" draw:fill-color="#ffffff" fo:min-height="0.811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family="Arial" style:font-family-generic="swiss" style:font-pitch="variable" fo:font-size="10pt"/>
    </style:style>
    <style:style style:name="T1" style:family="text">
      <style:text-properties fo:font-family="Arial" style:font-family-generic="swiss" style:font-pitch="variable" fo:font-size="10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frame draw:style-name="gr1" draw:text-style-name="P1" draw:layer="layout" svg:width="19.092cm" svg:height="5.009cm" svg:x="1.228cm" svg:y="8.89cm">
          <draw:image xlink:href="Pictures/1000000000000374000000EFFFB3F3CF.png" xlink:type="simple" xlink:show="embed" xlink:actuate="onLoad">
            <text:p text:style-name="P2"/>
          </draw:image>
        </draw:frame>
        <draw:caption draw:style-name="gr2" draw:text-style-name="P3" draw:layer="layout" svg:width="3.177cm" svg:height="1.581cm" svg:x="6.983cm" svg:y="7.944cm" draw:caption-point-x="-3.069cm" draw:caption-point-y="2.847cm">
          <text:p text:style-name="P2"><text:span text:style-name="T1">Menu d'administration des sondages</text:span></text:p>
        </draw:caption>
        <draw:caption draw:style-name="gr3" draw:text-style-name="P3" draw:layer="layout" svg:width="4.447cm" svg:height="1.061cm" svg:x="10.16cm" svg:y="10.795cm" draw:caption-point-x="-3.707cm" draw:caption-point-y="1.267cm">
          <text:p text:style-name="P2"><text:span text:style-name="T1">Liste des sondages disponibles pour ce projet</text:span></text:p>
        </draw:caption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Gothic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7.787cm" fo:margin-bottom="15.642cm" fo:margin-left="1.111cm" fo:margin-right="0.555cm" fo:page-width="20.989cm" fo:page-height="29.701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1$Build-8990</meta:generator>
    <meta:initial-creator>Marc NAZARIAN</meta:initial-creator>
    <meta:creation-date>2006-02-13T17:05:53</meta:creation-date>
    <dc:creator>Marc NAZARIAN</dc:creator>
    <dc:date>2006-02-23T16:16:56</dc:date>
    <dc:language>en-US</dc:language>
    <meta:editing-cycles>4</meta:editing-cycles>
    <meta:editing-duration>PT2M20S</meta:editing-duration>
    <meta:user-defined meta:name="Info 1"/>
    <meta:user-defined meta:name="Info 2"/>
    <meta:user-defined meta:name="Info 3"/>
    <meta:user-defined meta:name="Info 4"/>
    <meta:document-statistic meta:object-count="3"/>
  </office:meta>
</office:document-meta>
</file>